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weight="bold" officeooo:rsid="000c46c8" officeooo:paragraph-rsid="000c46c8" style:font-weight-asian="bold" style:font-weight-complex="bold"/>
    </style:style>
    <style:style style:name="P2" style:family="paragraph" style:parent-style-name="Standard">
      <style:text-properties style:font-name="Calibri" fo:font-weight="bold" officeooo:rsid="000d3286" officeooo:paragraph-rsid="000d3286" style:font-weight-asian="bold" style:font-weight-complex="bold"/>
    </style:style>
    <style:style style:name="P3" style:family="paragraph" style:parent-style-name="Standard">
      <style:text-properties style:font-name="Calibri" fo:font-weight="bold" officeooo:rsid="000ea43b" officeooo:paragraph-rsid="000ea43b" style:font-weight-asian="bold" style:font-weight-complex="bold"/>
    </style:style>
    <style:style style:name="P4" style:family="paragraph" style:parent-style-name="Standard">
      <style:text-properties style:font-name="Calibri" fo:font-weight="normal" officeooo:rsid="000c46c8" officeooo:paragraph-rsid="000c46c8" style:font-weight-asian="normal" style:font-weight-complex="normal"/>
    </style:style>
    <style:style style:name="P5" style:family="paragraph" style:parent-style-name="Standard">
      <style:text-properties style:font-name="Calibri" fo:font-weight="normal" officeooo:rsid="000d3286" officeooo:paragraph-rsid="000d3286" style:font-weight-asian="normal" style:font-weight-complex="normal"/>
    </style:style>
    <style:style style:name="P6" style:family="paragraph" style:parent-style-name="Standard">
      <style:text-properties style:font-name="Calibri" fo:font-weight="normal" officeooo:rsid="000ea43b" officeooo:paragraph-rsid="000ea43b" style:font-weight-asian="normal" style:font-weight-complex="normal"/>
    </style:style>
    <style:style style:name="P7" style:family="paragraph" style:parent-style-name="Standard">
      <style:text-properties style:font-name="Calibri" fo:font-weight="normal" officeooo:rsid="000ec497" officeooo:paragraph-rsid="000ec497" style:font-weight-asian="normal" style:font-weight-complex="normal"/>
    </style:style>
    <style:style style:name="P8" style:family="paragraph" style:parent-style-name="Standard">
      <style:text-properties style:font-name="Calibri" fo:font-size="14pt" fo:font-weight="bold" officeooo:rsid="000c46c8" officeooo:paragraph-rsid="000c46c8" style:font-size-asian="14pt" style:font-weight-asian="bold" style:font-size-complex="14pt" style:font-weight-complex="bold"/>
    </style:style>
    <style:style style:name="T1" style:family="text">
      <style:text-properties officeooo:rsid="000ea4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andbuch SpaceWars</text:p>
      <text:p text:style-name="P4"/>
      <text:p text:style-name="P1">Ziel des Spiels</text:p>
      <text:p text:style-name="P4"/>
      <text:p text:style-name="P4">In SpaceWars geht es darum so endlose Zahl an Gegnern so lange wie möglich zu überleben. Man kann den Gegnern ausweichen und diese Abschießen. Gegner spawnen in Wellen und sobald eine Welle komplett zerstört wurde kommt die nächste.</text:p>
      <text:p text:style-name="P4">Während des Spiels sammelt man Punkte und kann damit seinen Erfolg abwägen.</text:p>
      <text:p text:style-name="P4"/>
      <text:p text:style-name="P4"/>
      <text:p text:style-name="P2">Steuerung <text:span text:style-name="T1">per</text:span> Controller (EMPFOHLEN!)</text:p>
      <text:p text:style-name="P5"/>
      <text:p text:style-name="P5">Gesteuert wird der Spieler am einfachsten und geschicktesten mit dem Controller. Kompatibel sind alle X-Input fähigen Geräte.</text:p>
      <text:p text:style-name="P5">Der Linke Stick bewegt den Spieler in die Richtung in die gedrückt wird.</text:p>
      <text:p text:style-name="P5">Der Rechte Stick lässt den Spieler in die Richtung in die gedrückt wird schießen.</text:p>
      <text:p text:style-name="P5"/>
      <text:p text:style-name="P5"/>
      <text:p text:style-name="P3">Steuerung per Tastatur</text:p>
      <text:p text:style-name="P6"/>
      <text:p text:style-name="P7">Mit den Tasten W, A, S, D kann der Spieler in die den Pfeiltasten entsprechend abgebildete Richtung.</text:p>
      <text:p text:style-name="P7">Mit den Pfeiltasten kann der Spieler schieß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13:41:51.886000000</meta:creation-date>
    <meta:generator>LibreOffice/5.4.2.2$Windows_X86_64 LibreOffice_project/22b09f6418e8c2d508a9eaf86b2399209b0990f4</meta:generator>
    <dc:date>2018-01-24T13:51:14.811000000</dc:date>
    <meta:editing-duration>PT9M22S</meta:editing-duration>
    <meta:editing-cycles>6</meta:editing-cycles>
    <meta:document-statistic meta:table-count="0" meta:image-count="0" meta:object-count="0" meta:page-count="1" meta:paragraph-count="11" meta:word-count="130" meta:character-count="823" meta:non-whitespace-character-count="704"/>
  </office:meta>
</office:document-meta>
</file>